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0.2mm" fo:margin-left="0mm" fo:margin-right="119.8mm" table:align="margins"/>
    </style:style>
    <style:style style:name="Table1.A" style:family="table-column">
      <style:table-column-properties style:column-width="25.08mm" style:rel-column-width="32744*"/>
    </style:style>
    <style:style style:name="Table1.B" style:family="table-column">
      <style:table-column-properties style:column-width="25.12mm" style:rel-column-width="3279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 style:data-style-name="N0">
      <style:table-cell-properties style:vertical-align="bottom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Object1" text:anchor-type="paragraph" svg:x="91.3mm" svg:y="9.33mm" svg:width="75.55mm" svg:height="62.42mm" draw:z-index="0"><draw:object xlink:href="./Object 1" xlink:type="simple" xlink:show="embed" xlink:actuate="onLoad" draw:notify-on-update-of-ranges="Table1"/><draw:image xlink:href="./ObjectReplacements/Object 1" xlink:type="simple" xlink:show="embed" xlink:actuate="onLoad"/>
    </draw:frame>Chart based on Writer table</text:h>
      <table:table table:name="Table1" table:style-name="Table1">
        <table:table-column table:style-name="Table1.A"/>
        <table:table-column table:style-name="Table1.B"/>
        <table:table-row table:style-name="TableLine2193630273376"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Value</text:p>
          </table:table-cell>
        </table:table-row>
        <table:table-row table:style-name="TableLine2193630278544">
          <table:table-cell table:style-name="Table1.A2" office:value-type="string">
            <text:p text:style-name="Table_20_Contents">Mary</text:p>
          </table:table-cell>
          <table:table-cell table:style-name="Table1.B2" office:value-type="float" office:value="1">
            <text:p text:style-name="P1">1</text:p>
          </table:table-cell>
        </table:table-row>
        <table:table-row table:style-name="TableLine2193630282896">
          <table:table-cell table:style-name="Table1.A2" office:value-type="string">
            <text:p text:style-name="Table_20_Contents">Anne</text:p>
          </table:table-cell>
          <table:table-cell table:style-name="Table1.B2" office:value-type="float" office:value="5">
            <text:p text:style-name="P1">5</text:p>
          </table:table-cell>
        </table:table-row>
        <table:table-row table:style-name="TableLine2193630272832">
          <table:table-cell table:style-name="Table1.A2" office:value-type="string">
            <text:p text:style-name="Table_20_Contents">Kate</text:p>
          </table:table-cell>
          <table:table-cell table:style-name="Table1.B2" office:value-type="float" office:value="7">
            <text:p text:style-name="P1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Regina Henschel</meta:initial-creator>
    <meta:creation-date>2020-09-15T20:43:27.078000000</meta:creation-date>
    <dc:date>2020-09-16T00:43:59.259000000</dc:date>
    <dc:creator>Regina Henschel</dc:creator>
    <meta:editing-duration>PT1H9M55S</meta:editing-duration>
    <meta:editing-cycles>9</meta:editing-cycles>
    <meta:generator>B2020/7.1.0.0.alpha0$Windows_X86_64 LibreOffice_project/18939aadf534f97b3650544345957a0bea46825c</meta:generator>
    <meta:document-statistic meta:table-count="1" meta:image-count="0" meta:object-count="1" meta:page-count="1" meta:paragraph-count="9" meta:word-count="13" meta:character-count="53" meta:non-whitespace-character-count="4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 draw:fill="none"/>
    </style:style>
    <style:style style:name="ch2" style:family="chart">
      <style:chart-properties chart:include-hidden-cells="false" chart:right-angled-axes="true" chart:data-label-number="valu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true" chart:data-label-symbol="false" chart:label-position="avoid-overlap"/>
      <style:graphic-properties draw:stroke="none" draw:fill-color="#004586" dr3d:edge-rounding="5%"/>
      <style:text-properties fo:color="#ffff00" fo:font-size="15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stroke="solid" svg:stroke-width="0.254cm" svg:stroke-color="#00ffff" draw:fill="solid" draw:fill-color="#5050a0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554cm" svg:height="6.242cm" xlink:href=".." xlink:type="simple" chart:class="chart:circle" chart:style-name="ch1">
        <chart:plot-area chart:style-name="ch2" table:cell-range-address="Table1.$A$2:.$A$4 Table1.$B$1:.$B$4" chart:data-source-has-labels="both" svg:x="1.417cm" svg:y="0.478cm" svg:width="4.623cm" svg:height="5.378cm">
          <chart:axis chart:dimension="x" chart:name="primary-x" chart:style-name="ch3">
            <chart:categories table:cell-range-address="Table1.$A$2:.$A$4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le1.$B$2:.$B$4" chart:label-cell-address="Table1.$B$1" chart:class="chart:circle">
            <chart:data-point chart:style-name="ch9">
              <chart:data-label chart:style-name="ch10">
                <text:p/>
              </chart:data-label>
            </chart:data-point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y</text:p>
                <draw:g>
                  <svg:desc>Table1.$A$2:.$A$4</svg:desc>
                </draw:g>
              </table:table-cell>
              <table:table-cell office:value-type="float" office:value="1">
                <text:p>1</text:p>
                <draw:g>
                  <svg:desc>Table1.$B$2:.$B$4</svg:desc>
                </draw:g>
              </table:table-cell>
            </table:table-row>
            <table:table-row>
              <table:table-cell office:value-type="string">
                <text:p>An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ate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B2020/7.1.0.0.alpha0$Windows_X86_64 LibreOffice_project/18939aadf534f97b3650544345957a0bea46825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styles/>
</office:document-styles>
</file>